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283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a173f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be39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1242"/>
    </style:style>
    <style:style style:name="T18" style:family="text">
      <style:text-properties officeooo:rsid="03ca173f"/>
    </style:style>
    <style:style style:name="T19" style:family="text">
      <style:text-properties officeooo:rsid="03cbe3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1.<text:span text:style-name="T19">09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489139800608">
          <table:table-cell table:style-name="Tabelle4.A1" office:value-type="string">
            <text:h text:style-name="P1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2489139806592">
          <table:table-cell table:style-name="Tabelle3.A1" office:value-type="string">
            <text:h text:style-name="P19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5">Here you find </text:span><text:span text:style-name="T14">nodes</text:span><text:span text:style-name="T17"> that outputs data</text:span><text:span text:style-name="T14">.</text:span></text:p>
      <text:p text:style-name="P6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283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be39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09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0M10S</meta:editing-duration>
    <meta:editing-cycles>854</meta:editing-cycles>
    <meta:generator>LibreOffice/7.2.7.2$Windows_X86_64 LibreOffice_project/8d71d29d553c0f7dcbfa38fbfda25ee34cce99a2</meta:generator>
    <dc:date>2023-09-08T09:47:15.005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